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6459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4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76e3d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5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71d9" officeooo:paragraph-rsid="0024753b" style:font-name-asian="Garamond1" style:font-size-asian="12.25pt" style:font-weight-asian="normal" style:font-name-complex="Garamond1" style:font-size-complex="14pt" style:font-weight-complex="normal"/>
    </style:style>
    <style:style style:name="P6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579465" officeooo:paragraph-rsid="00579465" style:font-name-asian="Garamond1" style:font-size-asian="12.25pt" style:font-weight-asian="normal" style:font-name-complex="Garamond1" style:font-size-complex="14pt" style:font-weight-complex="normal"/>
    </style:style>
    <style:style style:name="P7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71d9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8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4f6313" officeooo:paragraph-rsid="004f6313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9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579465" officeooo:paragraph-rsid="00579465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10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76e3d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11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433e3" officeooo:paragraph-rsid="0024753b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12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e95a0" officeooo:paragraph-rsid="0024753b" fo:background-color="#ffffff" style:font-size-asian="12.25pt" style:font-weight-asian="normal" style:font-size-complex="14pt" style:font-weight-complex="normal"/>
    </style:style>
    <style:style style:name="P13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31d6b6" officeooo:paragraph-rsid="0024753b" fo:background-color="#ffffff" style:font-size-asian="12.25pt" style:font-weight-asian="normal" style:font-size-complex="14pt" style:font-weight-complex="normal"/>
    </style:style>
    <style:style style:name="P14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71d9" officeooo:paragraph-rsid="00579465" style:font-size-asian="12.25pt" style:font-weight-asian="normal" style:font-size-complex="14pt" style:font-weight-complex="normal"/>
    </style:style>
    <style:style style:name="P15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style="normal" fo:font-weight="normal" officeooo:rsid="000af1b0" officeooo:paragraph-rsid="0024753b" style:font-name-asian="Garamond1" style:font-size-asian="12.25pt" style:language-asian="zxx" style:country-asian="none" style:font-style-asian="normal" style:font-weight-asian="normal" style:font-name-complex="Garamond1" style:font-size-complex="14pt" style:language-complex="zxx" style:country-complex="none" style:font-style-complex="normal" style:font-weight-complex="normal"/>
    </style:style>
    <style:style style:name="P16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style="normal" fo:font-weight="normal" officeooo:rsid="000af1b0" officeooo:paragraph-rsid="0024753b" fo:background-color="#ffffff" style:font-name-asian="Garamond1" style:font-size-asian="12.25pt" style:language-asian="zxx" style:country-asian="none" style:font-style-asian="normal" style:font-weight-asian="normal" style:font-name-complex="Garamond1" style:font-size-complex="14pt" style:language-complex="zxx" style:country-complex="none" style:font-style-complex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4753b" officeooo:paragraph-rsid="0024753b" style:font-size-asian="14pt" style:font-size-complex="14pt"/>
    </style:style>
    <style:style style:name="P18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bold" officeooo:rsid="0024753b" officeooo:paragraph-rsid="0024753b" style:font-name-asian="Garamond1" style:font-size-asian="14pt" style:font-weight-asian="bold" style:font-name-complex="Garamond1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bold" officeooo:rsid="000665e2" officeooo:paragraph-rsid="0024753b" style:font-name-asian="Garamond1" style:font-size-asian="12.25pt" style:language-asian="zxx" style:country-asian="none" style:font-weight-asian="bold" style:font-name-complex="Garamond1" style:font-size-complex="14pt" style:language-complex="zxx" style:country-complex="none" style:font-weight-complex="bold"/>
    </style:style>
    <style:style style:name="P2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Garamond" fo:font-size="14pt" fo:language="fr" fo:country="FR" fo:font-weight="bold" officeooo:rsid="0024753b" officeooo:paragraph-rsid="0024753b" style:font-name-asian="Garamond1" style:font-size-asian="12.25pt" style:language-asian="zxx" style:country-asian="none" style:font-weight-asian="bold" style:font-name-complex="Garamond1" style:font-size-complex="14pt" style:language-complex="zxx" style:country-complex="none" style:font-weight-complex="bold"/>
    </style:style>
    <style:style style:name="P2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Garamond" fo:font-size="14pt" fo:language="fr" fo:country="FR" fo:font-weight="bold" officeooo:rsid="004f6313" officeooo:paragraph-rsid="0024753b" fo:background-color="#ffffff" style:font-name-asian="Garamond1" style:font-size-asian="12.25pt" style:language-asian="zxx" style:country-asian="none" style:font-weight-asian="bold" style:font-name-complex="Garamond1" style:font-size-complex="14pt" style:language-complex="zxx" style:country-complex="none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24753b" officeooo:paragraph-rsid="0024753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3" style:family="paragraph" style:parent-style-name="Standard">
      <style:text-properties style:font-name="Garamond" fo:font-size="16pt" fo:language="fr" fo:country="FR" fo:font-weight="bold" officeooo:rsid="0024753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4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510a91" officeooo:paragraph-rsid="00510a91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25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52b740" officeooo:paragraph-rsid="0052b740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26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5658d6" officeooo:paragraph-rsid="005658d6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P27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579465" officeooo:paragraph-rsid="00579465" fo:background-color="#ffffff" style:font-name-asian="Garamond1" style:font-size-asian="12.25pt" style:font-weight-asian="normal" style:font-name-complex="Garamond1" style:font-size-complex="14pt" style:font-weight-complex="normal"/>
    </style:style>
    <style:style style:name="T1" style:family="text">
      <style:text-properties officeooo:rsid="001feb0d"/>
    </style:style>
    <style:style style:name="T2" style:family="text">
      <style:text-properties style:text-position="super 58%" style:language-asian="zxx" style:country-asian="none" style:language-complex="zxx" style:country-complex="none"/>
    </style:style>
    <style:style style:name="T3" style:family="text">
      <style:text-properties style:text-position="super 58%" style:font-size-asian="12.25pt" style:language-asian="zxx" style:country-asian="none" style:language-complex="zxx" style:country-complex="none"/>
    </style:style>
    <style:style style:name="T4" style:family="text">
      <style:text-properties style:font-name-asian="Garamond1" style:font-name-complex="Garamond1"/>
    </style:style>
    <style:style style:name="T5" style:family="text">
      <style:text-properties officeooo:rsid="000af1b0" style:font-name-asian="Garamond1" style:font-name-complex="Garamond1"/>
    </style:style>
    <style:style style:name="T6" style:family="text">
      <style:text-properties officeooo:rsid="00449a4c" style:font-name-asian="Garamond1" style:font-name-complex="Garamond1"/>
    </style:style>
    <style:style style:name="T7" style:family="text">
      <style:text-properties style:font-name-asian="Garamond1" style:font-size-asian="14pt" style:font-name-complex="Garamond1"/>
    </style:style>
    <style:style style:name="T8" style:family="text">
      <style:text-properties style:language-asian="zxx" style:country-asian="none" style:language-complex="zxx" style:country-complex="none"/>
    </style:style>
    <style:style style:name="T9" style:family="text">
      <style:text-properties officeooo:rsid="0048d5e8" style:language-asian="zxx" style:country-asian="none" style:language-complex="zxx" style:country-complex="none"/>
    </style:style>
    <style:style style:name="T10" style:family="text">
      <style:text-properties officeooo:rsid="00510a91" style:language-asian="zxx" style:country-asian="none" style:language-complex="zxx" style:country-complex="none"/>
    </style:style>
    <style:style style:name="T11" style:family="text">
      <style:text-properties style:text-position="0% 100%" style:font-size-asian="12.25pt" style:language-asian="zxx" style:country-asian="none" style:language-complex="zxx" style:country-complex="none"/>
    </style:style>
    <style:style style:name="T12" style:family="text">
      <style:text-properties style:font-size-asian="12.25pt" style:language-asian="zxx" style:country-asian="none" style:language-complex="zxx" style:country-complex="none"/>
    </style:style>
    <style:style style:name="T13" style:family="text">
      <style:text-properties officeooo:rsid="000665e2" style:font-size-asian="12.25pt" style:language-asian="zxx" style:country-asian="none" style:language-complex="zxx" style:country-complex="none"/>
    </style:style>
    <style:style style:name="T14" style:family="text">
      <style:text-properties fo:font-weight="bold" style:font-name-asian="Garamond1" style:font-size-asian="14pt" style:font-weight-asian="bold" style:font-name-complex="Garamond1" style:font-weight-complex="bold"/>
    </style:style>
    <style:style style:name="T15" style:family="text">
      <style:text-properties style:font-name="Garamond" fo:background-color="#ffffff" loext:char-shading-value="0" style:font-name-asian="Garamond1" style:font-name-complex="Garamond1"/>
    </style:style>
    <style:style style:name="T16" style:family="text">
      <style:text-properties style:font-name="Garamond" officeooo:rsid="00449a4c" fo:background-color="#ffffff" loext:char-shading-value="0" style:font-name-asian="Garamond1" style:font-name-complex="Garamond1"/>
    </style:style>
    <style:style style:name="T17" style:family="text">
      <style:text-properties style:font-name="Garamond" officeooo:rsid="000af1b0" fo:background-color="#ffffff" loext:char-shading-value="0" style:font-name-asian="Garamond1" style:font-name-complex="Garamond1"/>
    </style:style>
    <style:style style:name="T18" style:family="text">
      <style:text-properties style:font-name="Garamond" officeooo:rsid="003f2bd7" fo:background-color="#ffffff" loext:char-shading-value="0" style:font-name-asian="Garamond1" style:font-name-complex="Garamond1"/>
    </style:style>
    <style:style style:name="T19" style:family="text">
      <style:text-properties style:font-name="Garamond" officeooo:rsid="004f6313" fo:background-color="#ffffff" loext:char-shading-value="0" style:font-name-asian="Garamond1" style:font-name-complex="Garamond1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510a91" fo:background-color="#ffffff" loext:char-shading-value="0"/>
    </style:style>
    <style:style style:name="T22" style:family="text">
      <style:text-properties fo:background-color="#ffffff" loext:char-shading-value="0" style:font-name-asian="Garamond1" style:font-name-complex="Garamond1"/>
    </style:style>
    <style:style style:name="T23" style:family="text">
      <style:text-properties officeooo:rsid="00579465" fo:background-color="#ffffff" loext:char-shading-value="0" style:font-name-asian="Garamond1" style:font-name-complex="Garamond1"/>
    </style:style>
    <style:style style:name="T24" style:family="text">
      <style:text-properties officeooo:rsid="00510a91"/>
    </style:style>
    <style:style style:name="T25" style:family="text">
      <style:text-properties officeooo:rsid="00579465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579465" fo:background-color="transparent" loext:char-shading-value="0"/>
    </style:style>
    <style:style style:name="T28" style:family="text">
      <style:text-properties officeooo:rsid="005919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hronologie <text:span text:style-name="T24">Vada</text:span></text:p>
      <text:p text:style-name="P23"/>
      <text:p text:style-name="P2"/>
      <text:p text:style-name="P17"><text:span text:style-name="T8">Cette chronologie relate tous les événements majeurs de l’Histoire </text:span><text:span text:style-name="T10">Vada</text:span><text:span text:style-name="T8"> depuis le </text:span><text:span text:style-name="T9">début</text:span><text:span text:style-name="T8"> du </text:span><text:span text:style-name="T10">24</text:span><text:span text:style-name="T2">eme</text:span><text:span text:style-name="T8"> siècle </text:span><text:span text:style-name="T9">(les dates ont été converties en anciennes mesures terriennes pour faciliter la lecture).</text:span></text:p>
      <text:p text:style-name="P3"/>
      <text:p text:style-name="P18"><text:span text:style-name="T13">2</text:span><text:span text:style-name="T12">4</text:span><text:span text:style-name="T3">eme</text:span><text:span text:style-name="T11"> siècle :</text:span></text:p>
      <text:p text:style-name="P20"/>
      <text:p text:style-name="P4"><text:span text:style-name="T20">23</text:span><text:span text:style-name="T21">01</text:span><text:span text:style-name="T20"> – </text:span><text:span text:style-name="T21">Fête de la paix, première année complète sans aucune guerre sur la planète</text:span></text:p>
      <text:p text:style-name="P7">23<text:span text:style-name="T24">05</text:span> – <text:span text:style-name="T24">Les guerres laissent place à des conflits commerciaux.</text:span></text:p>
      <text:p text:style-name="P5"><text:span text:style-name="T20">23</text:span><text:span text:style-name="T21">08</text:span><text:span text:style-name="T20"> – </text:span><text:span text:style-name="T21">L’absorption de plusieurs autre clans place le clan Onzurn comme la première superpuissance de l’histoire avec une population dépassant le million.</text:span></text:p>
      <text:p text:style-name="P24">2309 – Une alliance de clans se forme en réponse : « La Grande Alliance ».</text:p>
      <text:p text:style-name="P24">2312 – Après une décennie de paix, la population pousse les deux puissances à éviter le conflit armé, c’est <text:span text:style-name="T28">le </text:span>début d’un affrontement commercial et idéologique.</text:p>
      <text:p text:style-name="P24">2315 – Afin d’éviter l’affrontement, les clans restés neutres forment la « Confédération libre ».</text:p>
      <text:p text:style-name="P25">2324 – Première crise financière mondiale, les systèmes politiques des Onzurn et de la Grande Alliance sont mis à mal.</text:p>
      <text:p text:style-name="P25">2330 – Le clan Onzurn change drastiquement de modèle politique et adopte la première République démocratique de l’histoire.</text:p>
      <text:p text:style-name="P25">2345 – La majorité des clans de Grion abandonnent leur système monarchique pour des République plus ou moins démocratique.</text:p>
      <text:p text:style-name="P25">2346 – Les anciens monarques se rassemblent et décident de former un nouveau clan pour survivre, c’est la naissance du clan Gromula (sans territoire)</text:p>
      <text:p text:style-name="P25">2358 – Grâce à leur expérience du pouvoir, beaucoup de Gromula parviennent à intégrer les gouvernements de nombreuses république. </text:p>
      <text:p text:style-name="P25">2363 – Création du territoire des Gromula.</text:p>
      <text:p text:style-name="P25">2364 – De nombreuses manifestations manquent de provoquer une guerre civile dans la plupart des républiques. Tous les membres des Gromula sont expulsés des différents gouvernements. </text:p>
      <text:p text:style-name="P25">2365 – Afin d’éviter un massacre, le Grand Tribunal d’Arbitrage est créer, il deviens une institution gérer par les Gromula qui auront donc la charge d’arbitrer les conflits entre états.</text:p>
      <text:p text:style-name="P26">2368 – De nouvelles institutions internationales apparaissent, les Gromula en restent exclus des postes importants.</text:p>
      <text:p text:style-name="P9">2379 – Seconde grande crise financière mondiale, la gestion de la crise sur les conseils des Gromula leur permet d’être considéré comme un clan reconnu par tous.</text:p>
      <text:p text:style-name="P9">2395 – Lancement du projet « Au-delà », qui a pour but d’atteindre la barrière du ciel. Le projet est vivement critiqué par les instances religieuses.</text:p>
      <text:p text:style-name="P6">2399 – Le projet <text:span text:style-name="T20">« Au-delà »</text:span> provoque une forte scission dans les différentes sociétés.</text:p>
      <text:p text:style-name="P5"/>
      <text:p text:style-name="P5"/>
      <text:p text:style-name="P5"/>
      <text:p text:style-name="P5"><text:soft-page-break/></text:p>
      <text:p text:style-name="P18"><text:span text:style-name="T13">2</text:span><text:span text:style-name="T12">5</text:span><text:span text:style-name="T3">eme</text:span><text:span text:style-name="T11"> siècle :</text:span></text:p>
      <text:p text:style-name="P21"/>
      <text:p text:style-name="P8">240<text:span text:style-name="T25">1</text:span> – <text:span text:style-name="T25">Grande fête de la paix, premier siècle sans guerre.</text:span></text:p>
      <text:p text:style-name="P9">2405 – Le projet « Au-delà » connaît de gros retards suite aux premier incidents d’extrémistes religieux.</text:p>
      <text:p text:style-name="P7">24<text:span text:style-name="T25">12</text:span> – <text:span text:style-name="T25">Premier appareil volant créé, malgré de forte contestations, le premier vol est effectué sans incidents.</text:span></text:p>
      <text:p text:style-name="P9">2445 – Premier objet à atteindre la frontière du ciel</text:p>
      <text:p text:style-name="P10">245<text:span text:style-name="T25">8</text:span> – <text:span text:style-name="T25">Premier objet à franchir le ciel, découverte de l’espace pour l’espèce Vada.</text:span></text:p>
      <text:p text:style-name="P9">2461 – Révolution théologique, les instances religieuses subissent de profondes réformes.</text:p>
      <text:p text:style-name="P9">2470 – Premier Vada dans l’espace.</text:p>
      <text:p text:style-name="P5"><text:span text:style-name="T26">2486 – </text:span><text:span text:style-name="T27">Détection de signaux non identifiés à proximité de Grion (découverte des Vada par un vaisseau de l’Union humaine)</text:span></text:p>
      <text:p text:style-name="P6"><text:span text:style-name="T27">2</text:span><text:span text:style-name="T26">498 – Mise en orbite de la Station Spatiale Internationale.</text:span></text:p>
      <text:p text:style-name="P19"/>
      <text:p text:style-name="P19"/>
      <text:p text:style-name="P18"><text:span text:style-name="T13">2</text:span><text:span text:style-name="T12">6</text:span><text:span text:style-name="T3">eme</text:span><text:span text:style-name="T11"> siècle :</text:span></text:p>
      <text:p text:style-name="P20"/>
      <text:p text:style-name="P11">2510 – <text:span text:style-name="T25">Début du projet « Arche », un vaisseau colon qui explorera l’espace, des volontaires seront envoyés pour un voyage sans retour.</text:span></text:p>
      <text:p text:style-name="P9">2535 – Construction du vaisseau Arche.</text:p>
      <text:p text:style-name="P14"><text:span text:style-name="T22">2543 – </text:span><text:span text:style-name="T23">Premier contact alien, Arche est contactée (dans la langue des Gromula).</text:span></text:p>
      <text:p text:style-name="P14"><text:span text:style-name="T23">L</text:span><text:span text:style-name="T19">a République </text:span><text:span text:style-name="T23">Strani </text:span><text:span text:style-name="T19">et l’Union</text:span><text:span text:style-name="T15"> décident de fonder un lieu de coopération inter-espèce sur une planète neutre, </text:span><text:span text:style-name="T17">le </text:span><text:a xlink:type="simple" xlink:href="https://drive.google.com/file/d/1tdH3fxrEO6eTre-H9htaplrJcct80qr4/view" text:style-name="Internet_20_link" text:visited-style-name="Visited_20_Internet_20_Link"><text:span text:style-name="T17">Conseil Galactique</text:span></text:a><text:span text:style-name="T17"> est établi </text:span><text:span text:style-name="T18">sur Matro IV</text:span><text:span text:style-name="T17">, les Vada</text:span><text:span text:style-name="T16">s</text:span><text:span text:style-name="T17"> sont invités à le rejoindre</text:span></text:p>
      <text:p text:style-name="P13"><text:span text:style-name="T5">2</text:span><text:span text:style-name="T4">544 – Les Vada</text:span><text:span text:style-name="T6">s</text:span><text:span text:style-name="T4"> intègrent le Consortium</text:span></text:p>
      <text:p text:style-name="P9">2546 – La Vadas profitent d’un bond technologique offert par les Stranis et les Humains et leur société en est profondément bouleversée.</text:p>
      <text:p text:style-name="P9">2553 – Les instance internationales désignent les Gromula comme représentant de l’espèce en attendant une forme d’union des gouvernements.</text:p>
      <text:p text:style-name="P12"><text:span text:style-name="T5">2</text:span><text:span text:style-name="T4">572 – Lancement du projet </text:span><text:span text:style-name="T14">Ω </text:span><text:span text:style-name="T7">par le conseil</text:span></text:p>
      <text:p text:style-name="P16">2576 – Aujourd’hui</text:p>
      <text:p text:style-name="P16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<text:span text:style-name="MT1">Orion le MJ</text:span> | 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0M43S</meta:editing-duration>
    <meta:editing-cycles>60</meta:editing-cycles>
    <meta:generator>LibreOffice/6.0.2.1$Windows_X86_64 LibreOffice_project/f7f06a8f319e4b62f9bc5095aa112a65d2f3ac89</meta:generator>
    <dc:date>2020-04-01T16:32:45.155000000</dc:date>
    <meta:document-statistic meta:table-count="0" meta:image-count="0" meta:object-count="0" meta:page-count="2" meta:paragraph-count="42" meta:word-count="613" meta:character-count="4004" meta:non-whitespace-character-count="3396"/>
    <meta:user-defined meta:name="Info 1"/>
    <meta:user-defined meta:name="Info 2"/>
    <meta:user-defined meta:name="Info 3"/>
    <meta:user-defined meta:name="Info 4"/>
  </office:meta>
</office:document-meta>
</file>